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1009a" officeooo:paragraph-rsid="0001009a"/>
    </style:style>
    <style:style style:name="P2" style:family="paragraph" style:parent-style-name="Text_20_body">
      <style:text-properties officeooo:rsid="00023aff" officeooo:paragraph-rsid="0005384f"/>
    </style:style>
    <style:style style:name="P3" style:family="paragraph" style:parent-style-name="Text_20_body">
      <style:text-properties officeooo:rsid="0006f5ce" officeooo:paragraph-rsid="0006f5ce"/>
    </style:style>
    <style:style style:name="P4" style:family="paragraph" style:parent-style-name="Text_20_body">
      <style:text-properties officeooo:rsid="000d8e26" officeooo:paragraph-rsid="000d8e26"/>
    </style:style>
    <style:style style:name="P5" style:family="paragraph" style:parent-style-name="Text_20_body">
      <style:text-properties officeooo:rsid="0012abcc" officeooo:paragraph-rsid="0012abcc"/>
    </style:style>
    <style:style style:name="P6" style:family="paragraph" style:parent-style-name="Text_20_body">
      <style:text-properties officeooo:rsid="00172f24" officeooo:paragraph-rsid="00172f24"/>
    </style:style>
    <style:style style:name="P7" style:family="paragraph" style:parent-style-name="Text_20_body">
      <style:text-properties fo:font-style="italic" officeooo:rsid="0019203e" officeooo:paragraph-rsid="0019203e" style:font-style-asian="italic" style:font-style-complex="italic"/>
    </style:style>
    <style:style style:name="P8" style:family="paragraph" style:parent-style-name="Text_20_body">
      <style:text-properties fo:font-style="italic" officeooo:rsid="0019203e" officeooo:paragraph-rsid="00198fa6" style:font-style-asian="italic" style:font-style-complex="italic"/>
    </style:style>
    <style:style style:name="P9" style:family="paragraph" style:parent-style-name="Text_20_body">
      <style:text-properties officeooo:rsid="00031234" officeooo:paragraph-rsid="0005384f"/>
    </style:style>
    <style:style style:name="P10" style:family="paragraph" style:parent-style-name="Text_20_body">
      <style:text-properties officeooo:rsid="0023fd0c" officeooo:paragraph-rsid="0027babf"/>
    </style:style>
    <style:style style:name="P11" style:family="paragraph" style:parent-style-name="Text_20_body">
      <style:text-properties officeooo:rsid="0027babf" officeooo:paragraph-rsid="0027babf"/>
    </style:style>
    <style:style style:name="P12" style:family="paragraph" style:parent-style-name="Text_20_body">
      <style:text-properties officeooo:rsid="0023791c" officeooo:paragraph-rsid="0027babf"/>
    </style:style>
    <style:style style:name="P13" style:family="paragraph" style:parent-style-name="Text_20_body">
      <style:text-properties officeooo:rsid="0029163e" officeooo:paragraph-rsid="0029163e"/>
    </style:style>
    <style:style style:name="P14" style:family="paragraph" style:parent-style-name="Text_20_body">
      <style:text-properties officeooo:rsid="002a8a7a" officeooo:paragraph-rsid="002a8a7a"/>
    </style:style>
    <style:style style:name="P15" style:family="paragraph" style:parent-style-name="Text_20_body">
      <style:text-properties officeooo:rsid="002ba743" officeooo:paragraph-rsid="002ba743"/>
    </style:style>
    <style:style style:name="P16" style:family="paragraph" style:parent-style-name="Text_20_body">
      <style:text-properties officeooo:rsid="002f5e83" officeooo:paragraph-rsid="002f5e83"/>
    </style:style>
    <style:style style:name="P17" style:family="paragraph" style:parent-style-name="Text_20_body">
      <style:text-properties officeooo:rsid="0031af2f" officeooo:paragraph-rsid="0031af2f"/>
    </style:style>
    <style:style style:name="P18" style:family="paragraph" style:parent-style-name="Text_20_body">
      <style:text-properties officeooo:rsid="00327354" officeooo:paragraph-rsid="00327354"/>
    </style:style>
    <style:style style:name="P19" style:family="paragraph" style:parent-style-name="Text_20_body">
      <style:text-properties officeooo:rsid="00327354" officeooo:paragraph-rsid="0034c6a5"/>
    </style:style>
    <style:style style:name="P20" style:family="paragraph" style:parent-style-name="Text_20_body">
      <style:text-properties officeooo:rsid="00327354" officeooo:paragraph-rsid="00382315"/>
    </style:style>
    <style:style style:name="P21" style:family="paragraph" style:parent-style-name="Text_20_body">
      <style:text-properties officeooo:rsid="0036ab11" officeooo:paragraph-rsid="0036ab11"/>
    </style:style>
    <style:style style:name="P22" style:family="paragraph" style:parent-style-name="Text_20_body">
      <style:text-properties officeooo:rsid="0036ab11" officeooo:paragraph-rsid="00382315"/>
    </style:style>
    <style:style style:name="P23" style:family="paragraph" style:parent-style-name="Text_20_body">
      <style:text-properties officeooo:rsid="003d19cb" officeooo:paragraph-rsid="003d19cb"/>
    </style:style>
    <style:style style:name="P24" style:family="paragraph" style:parent-style-name="Text_20_body">
      <style:text-properties officeooo:rsid="003e351d" officeooo:paragraph-rsid="003e351d"/>
    </style:style>
    <style:style style:name="P25" style:family="paragraph" style:parent-style-name="Title">
      <style:text-properties officeooo:rsid="00234140" officeooo:paragraph-rsid="00234140"/>
    </style:style>
    <style:style style:name="P26" style:family="paragraph" style:parent-style-name="Text_20_body" style:list-style-name="L1">
      <style:text-properties officeooo:rsid="0019203e" officeooo:paragraph-rsid="0019203e"/>
    </style:style>
    <style:style style:name="P27" style:family="paragraph" style:parent-style-name="Text_20_body" style:list-style-name="L2">
      <style:text-properties officeooo:rsid="0019203e" officeooo:paragraph-rsid="0019203e"/>
    </style:style>
    <style:style style:name="P28" style:family="paragraph" style:parent-style-name="Text_20_body" style:list-style-name="L3">
      <style:text-properties officeooo:rsid="0019203e" officeooo:paragraph-rsid="0019203e"/>
    </style:style>
    <style:style style:name="P29" style:family="paragraph" style:parent-style-name="Text_20_body" style:list-style-name="L6">
      <style:text-properties officeooo:rsid="0019203e" officeooo:paragraph-rsid="00198fa6"/>
    </style:style>
    <style:style style:name="P30" style:family="paragraph" style:parent-style-name="Text_20_body" style:list-style-name="L7">
      <style:text-properties officeooo:rsid="0019203e" officeooo:paragraph-rsid="0019203e"/>
    </style:style>
    <style:style style:name="P31" style:family="paragraph" style:parent-style-name="Text_20_body" style:list-style-name="L9">
      <style:text-properties officeooo:rsid="0019203e" officeooo:paragraph-rsid="0019203e"/>
    </style:style>
    <style:style style:name="P32" style:family="paragraph" style:parent-style-name="Text_20_body" style:list-style-name="L4">
      <style:text-properties officeooo:rsid="001b2f9e" officeooo:paragraph-rsid="00198fa6"/>
    </style:style>
    <style:style style:name="P33" style:family="paragraph" style:parent-style-name="Text_20_body" style:list-style-name="L5">
      <style:text-properties officeooo:rsid="001b2f9e" officeooo:paragraph-rsid="001b2f9e"/>
    </style:style>
    <style:style style:name="P34" style:family="paragraph" style:parent-style-name="Text_20_body" style:list-style-name="L8">
      <style:text-properties officeooo:rsid="00223cb5" officeooo:paragraph-rsid="00223cb5"/>
    </style:style>
    <style:style style:name="P35" style:family="paragraph" style:parent-style-name="Text_20_body">
      <style:text-properties officeooo:rsid="003e351d" officeooo:paragraph-rsid="003e351d"/>
    </style:style>
    <style:style style:name="P36" style:family="paragraph" style:parent-style-name="Text_20_body">
      <style:text-properties officeooo:rsid="003e351d" officeooo:paragraph-rsid="003faf85"/>
    </style:style>
    <style:style style:name="P37" style:family="paragraph" style:parent-style-name="Text_20_body">
      <style:text-properties officeooo:rsid="00405a2b" officeooo:paragraph-rsid="00405a2b"/>
    </style:style>
    <style:style style:name="P38" style:family="paragraph" style:parent-style-name="Text_20_body">
      <style:text-properties officeooo:rsid="00425de9" officeooo:paragraph-rsid="00425de9"/>
    </style:style>
    <style:style style:name="P39" style:family="paragraph" style:parent-style-name="Text_20_body">
      <style:text-properties officeooo:rsid="0042bb0b" officeooo:paragraph-rsid="0042bb0b"/>
    </style:style>
    <style:style style:name="P40" style:family="paragraph" style:parent-style-name="Text_20_body">
      <style:text-properties officeooo:rsid="0043a517" officeooo:paragraph-rsid="0043a517"/>
    </style:style>
    <style:style style:name="P41" style:family="paragraph" style:parent-style-name="Heading_20_1">
      <style:text-properties officeooo:rsid="0001009a" officeooo:paragraph-rsid="0001009a"/>
    </style:style>
    <style:style style:name="P42" style:family="paragraph" style:parent-style-name="Heading_20_2">
      <style:text-properties officeooo:rsid="0001009a" officeooo:paragraph-rsid="0001009a"/>
    </style:style>
    <style:style style:name="P43" style:family="paragraph" style:parent-style-name="Heading_20_2">
      <style:text-properties officeooo:rsid="001660d6" officeooo:paragraph-rsid="001660d6"/>
    </style:style>
    <style:style style:name="P44" style:family="paragraph" style:parent-style-name="Heading_20_2">
      <style:text-properties officeooo:rsid="00172f24" officeooo:paragraph-rsid="00172f24"/>
    </style:style>
    <style:style style:name="P45" style:family="paragraph" style:parent-style-name="Heading_20_2">
      <style:text-properties officeooo:rsid="001743b7" officeooo:paragraph-rsid="001743b7"/>
    </style:style>
    <style:style style:name="P46" style:family="paragraph" style:parent-style-name="Heading_20_2">
      <style:text-properties officeooo:rsid="00186721" officeooo:paragraph-rsid="00186721"/>
    </style:style>
    <style:style style:name="P47" style:family="paragraph" style:parent-style-name="Heading_20_2">
      <style:text-properties officeooo:rsid="0029163e" officeooo:paragraph-rsid="0029163e"/>
    </style:style>
    <style:style style:name="P48" style:family="paragraph" style:parent-style-name="Heading_20_2">
      <style:text-properties officeooo:rsid="002d8b89" officeooo:paragraph-rsid="002d8b89"/>
    </style:style>
    <style:style style:name="P49" style:family="paragraph" style:parent-style-name="Heading_20_2">
      <style:text-properties officeooo:rsid="002d8b89" officeooo:paragraph-rsid="0034c6a5"/>
    </style:style>
    <style:style style:name="P50" style:family="paragraph" style:parent-style-name="Heading_20_2">
      <style:text-properties officeooo:rsid="00382315" officeooo:paragraph-rsid="00382315"/>
    </style:style>
    <style:style style:name="P51" style:family="paragraph" style:parent-style-name="Heading_20_2">
      <style:text-properties officeooo:rsid="003c4aef" officeooo:paragraph-rsid="003c4aef"/>
    </style:style>
    <style:style style:name="P52" style:family="paragraph" style:parent-style-name="Heading_20_2">
      <style:text-properties officeooo:rsid="003c4aef" officeooo:paragraph-rsid="003faf85"/>
    </style:style>
    <style:style style:name="P53" style:family="paragraph" style:parent-style-name="Heading_20_2">
      <style:text-properties officeooo:rsid="003c4aef" officeooo:paragraph-rsid="0041be20"/>
    </style:style>
    <style:style style:name="P54" style:family="paragraph" style:parent-style-name="Heading_20_3">
      <style:text-properties officeooo:rsid="002a8a7a" officeooo:paragraph-rsid="002a8a7a"/>
    </style:style>
    <style:style style:name="P55" style:family="paragraph" style:parent-style-name="Heading_20_3">
      <style:text-properties officeooo:rsid="002a8a7a" officeooo:paragraph-rsid="002ba743"/>
    </style:style>
    <style:style style:name="P56" style:family="paragraph" style:parent-style-name="Heading_20_3">
      <style:text-properties officeooo:rsid="002a8a7a" officeooo:paragraph-rsid="0034c6a5"/>
    </style:style>
    <style:style style:name="P57" style:family="paragraph" style:parent-style-name="Heading_20_3">
      <style:text-properties officeooo:rsid="002a8a7a" officeooo:paragraph-rsid="00382315"/>
    </style:style>
    <style:style style:name="P58" style:family="paragraph" style:parent-style-name="Heading_20_3">
      <style:text-properties officeooo:rsid="002a8a7a" officeooo:paragraph-rsid="003c4aef"/>
    </style:style>
    <style:style style:name="P59" style:family="paragraph" style:parent-style-name="Heading_20_3">
      <style:text-properties officeooo:rsid="002a8a7a" officeooo:paragraph-rsid="003faf85"/>
    </style:style>
    <style:style style:name="P60" style:family="paragraph" style:parent-style-name="Heading_20_3">
      <style:text-properties officeooo:rsid="002a8a7a" officeooo:paragraph-rsid="0041be20"/>
    </style:style>
    <style:style style:name="P61" style:family="paragraph" style:parent-style-name="Heading_20_3">
      <style:text-properties officeooo:rsid="002ba743" officeooo:paragraph-rsid="002ba743"/>
    </style:style>
    <style:style style:name="P62" style:family="paragraph" style:parent-style-name="Heading_20_3">
      <style:text-properties officeooo:rsid="002ba743" officeooo:paragraph-rsid="0034c6a5"/>
    </style:style>
    <style:style style:name="P63" style:family="paragraph" style:parent-style-name="Heading_20_3">
      <style:text-properties officeooo:rsid="002ba743" officeooo:paragraph-rsid="00382315"/>
    </style:style>
    <style:style style:name="P64" style:family="paragraph" style:parent-style-name="Heading_20_3">
      <style:text-properties officeooo:rsid="002ba743" officeooo:paragraph-rsid="003c4aef"/>
    </style:style>
    <style:style style:name="P65" style:family="paragraph" style:parent-style-name="Heading_20_3">
      <style:text-properties officeooo:rsid="002ba743" officeooo:paragraph-rsid="003faf85"/>
    </style:style>
    <style:style style:name="P66" style:family="paragraph" style:parent-style-name="Heading_20_3">
      <style:text-properties officeooo:rsid="002ba743" officeooo:paragraph-rsid="0041be20"/>
    </style:style>
    <style:style style:name="T1" style:family="text">
      <style:text-properties officeooo:rsid="00031234"/>
    </style:style>
    <style:style style:name="T2" style:family="text">
      <style:text-properties officeooo:rsid="00082294"/>
    </style:style>
    <style:style style:name="T3" style:family="text">
      <style:text-properties officeooo:rsid="000edbfa"/>
    </style:style>
    <style:style style:name="T4" style:family="text">
      <style:text-properties officeooo:rsid="00137b80"/>
    </style:style>
    <style:style style:name="T5" style:family="text">
      <style:text-properties officeooo:rsid="001743b7"/>
    </style:style>
    <style:style style:name="T6" style:family="text">
      <style:text-properties officeooo:rsid="001b2f9e"/>
    </style:style>
    <style:style style:name="T7" style:family="text">
      <style:text-properties officeooo:rsid="0023fd0c"/>
    </style:style>
    <style:style style:name="T8" style:family="text">
      <style:text-properties officeooo:rsid="0025db1f"/>
    </style:style>
    <style:style style:name="T9" style:family="text">
      <style:text-properties officeooo:rsid="00301e4d"/>
    </style:style>
    <style:style style:name="T10" style:family="text">
      <style:text-properties officeooo:rsid="0034c6a5"/>
    </style:style>
    <style:style style:name="T11" style:family="text">
      <style:text-properties officeooo:rsid="00370656"/>
    </style:style>
    <style:style style:name="T12" style:family="text">
      <style:text-properties officeooo:rsid="0038b772"/>
    </style:style>
    <style:style style:name="T13" style:family="text">
      <style:text-properties officeooo:rsid="003a959e"/>
    </style:style>
    <style:style style:name="T14" style:family="text">
      <style:text-properties officeooo:rsid="003ff0ea"/>
    </style:style>
    <style:style style:name="T15" style:family="text">
      <style:text-properties officeooo:rsid="0042bb0b"/>
    </style:style>
    <style:style style:name="T16" style:family="text">
      <style:text-properties officeooo:rsid="0043fa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ím</text:p>
      <text:p text:style-name="P1"/>
      <text:h text:style-name="P41" text:outline-level="1">Követelmény feltárás</text:h>
      <text:h text:style-name="P42" text:outline-level="2">Célkitűzés</text:h>
      <text:p text:style-name="P2">A projekt célja egy asztali Java alkalmazás készítése, melyben a felhasználó (játékos) a pályát létrehozó kód átírásával oldhat meg logikai fejtörőket. <text:span text:style-name="T1">A program telepíthető formában kerül kiadásra, lehetőleg minden kompatibilis platformra.</text:span></text:p>
      <text:p text:style-name="P9">Indítás után egy standard főmenü fogadja a felhasználót. Az innen elérhető funkciók <text:s/>közt szerepel az új játék indítása, mentés/betöltés, beállítások, illetve a legjobb eredmények megtekintése.</text:p>
      <text:p text:style-name="P3">Új játék kezdetekor egy bevezető szöveg segíti az indulást (esetleg valamilyen kerettörténetbe rejtve). <text:s/><text:span text:style-name="T2">Az első pálya tanító jellegű, melyben bemutatásra kerülnek az alap funkciók, továbbá a navigáció. Többi pályához is ajánlott kísérő szöveg, de nem alapkövetelmény.</text:span></text:p>
      <text:p text:style-name="P4">Mentés és betöltés a megszokott módon történik. Lehet korlát a mentések darabszámára. Profilok támogatása nincs tervezve, de később beépíthető. <text:span text:style-name="T3">Mentések listázásánál szerepel a mentés sorszáma, illetve az aktuális pálya azonosítója.</text:span></text:p>
      <text:p text:style-name="P5">Beállításoknál távolabbi cél a programozási nyelv átállítása. További fontosabb kikötés nincs ezen opcióra.</text:p>
      <text:p text:style-name="P5">Eredménylistára való felkerülés illetve a pontszám mérése történhet többféle módon. Lehet véges élettel ellátni a játékost, és minden sikertelen próbálkozás után elfogyasztani egyet az életpontokból. <text:span text:style-name="T4">Másik módszer lehet egy kiinduló maximum pont redukálása minden újrakezdés alkalmával, „végtelen élettel”. Továbbá mérhetők egyéb metrikák, mint például a teljesítés ideje, vagy a megoldó kód hossza/bonyolultsága.</text:span></text:p>
      <text:h text:style-name="P43" text:outline-level="2">Szakterületi <text:span text:style-name="T5">f</text:span>ogalomjegyzék</text:h>
      <text:p text:style-name="P11">&lt;jegyzék&gt;</text:p>
      <text:h text:style-name="P44" text:outline-level="2">Használatieset-modell</text:h>
      <text:p text:style-name="P6">&lt;modell&gt;</text:p>
      <text:h text:style-name="P45" text:outline-level="2">Szakterületi követelmények</text:h>
      <text:p text:style-name="P12">Logikai fejtörők közül kezdetben három csoport kerülhet implementálásra. Elsőnek a labirintus típusú pályákat érdemes megvalósítani. Ezeknek az alapszituációjában a kijárat valamilyen módon el van <text:soft-page-break/>zárva vagy nincs direkt irányítás alatt a „játékos”. <text:span text:style-name="T7">Második csoport a fizika alapú fejtörők. Ezekben értelemszerűen valamilyen való életben felmerülő akadályt kell modellezni. Példának megemlíthető a folyón való átkelés (a játékos alapból nem tud úszni), vagy például egy szakadék áthidalása (gravitáció leküzdése). Utolsóként említendő a valamilyen egyszerűbb gépi ellenséges karakterek legyőzése/elkerülése.</text:span></text:p>
      <text:p text:style-name="P10">A <text:s/>felhasználó felé a pályának csak a rajzoló része látszódik illetve a megoldáshoz kritikus algoritmusok (a fentebbi gépi ellenfeles példához mondjuk a gondolkodási stratégia), vagyis a teljes implementációhoz nem férhet hozzá. Ennek megfelelően nyújtani kell valamilyen API-t, amivel befolyásolhatja a környezetet. <text:span text:style-name="T8">További megszorításokat kell tenni a triviális megoldások kivédésére.</text:span></text:p>
      <text:h text:style-name="P46" text:outline-level="2">Nem funkcionális követelmények</text:h>
      <text:p text:style-name="P7">Fejlesztési módszertan:</text:p>
      <text:list xml:id="list6715936451440171996" text:style-name="L1">
        <text:list-item>
          <text:p text:style-name="P26">Egységesített Eljárás</text:p>
        </text:list-item>
      </text:list>
      <text:p text:style-name="P7">A fejlesztéshez <text:span text:style-name="T6">használt</text:span> hardver:</text:p>
      <text:list xml:id="list300721577395527309" text:style-name="L2">
        <text:list-item>
          <text:p text:style-name="P27">CPU: Intel Core i5, RAM: 8 GB, videó: 1600x900</text:p>
        </text:list-item>
      </text:list>
      <text:p text:style-name="P7">A fejlesztéshez használt szoftverek:</text:p>
      <text:list xml:id="list5757248604010606706" text:style-name="L3">
        <text:list-item>
          <text:p text:style-name="P28">Operációs rendszer: Arch linux</text:p>
        </text:list-item>
      </text:list>
      <text:p text:style-name="P8">Követelmény elemzés:</text:p>
      <text:list xml:id="list1840765282958905223" text:style-name="L4">
        <text:list-item>
          <text:p text:style-name="P32">Libreoffice Writer (4.3.2) szövegszerkesztővel</text:p>
        </text:list-item>
      </text:list>
      <text:p text:style-name="P8">CASE eszköz:</text:p>
      <text:list xml:id="list8553159915090013320" text:style-name="L5">
        <text:list-item>
          <text:p text:style-name="P33">ArgoUML</text:p>
        </text:list-item>
      </text:list>
      <text:p text:style-name="P8">Java fejlesztőeszköz:</text:p>
      <text:list xml:id="list4934085586176338842" text:style-name="L6">
        <text:list-item>
          <text:p text:style-name="P29">NetBeans 7.x</text:p>
        </text:list-item>
      </text:list>
      <text:p text:style-name="P7">A futtatáshoz szükséges operációs rendszer:</text:p>
      <text:list xml:id="list4418067960576564214" text:style-name="L7">
        <text:list-item>
          <text:p text:style-name="P30">Tetszőleges operációs rendszer, melyhez létezik JRE 7 implementáció</text:p>
        </text:list-item>
      </text:list>
      <text:p text:style-name="P7">A futtatáshoz szükséges hardver:</text:p>
      <text:list xml:id="list4914232325751787983" text:style-name="L8">
        <text:list-item>
          <text:p text:style-name="P34">CPU: __, RAM: __, Videó: __</text:p>
        </text:list-item>
      </text:list>
      <text:p text:style-name="P7">Egyéb követelmények:</text:p>
      <text:list xml:id="list8563409400511140592" text:style-name="L9">
        <text:list-item>
          <text:p text:style-name="P31">Intuitív felhasználói felület, könnyű kezelhetőség</text:p>
        </text:list-item>
      </text:list>
      <text:p text:style-name="P4"/>
      <text:h text:style-name="Heading_20_1" text:outline-level="1"><text:soft-page-break/>Tesztelés</text:h>
      <text:p text:style-name="P13">A program típusából kiindulva a specifikáció alapú technika lett felhasználva, azon belül is a használati eset teszt. Ezzel biztosítani lehet a program keretének, a főmenünek és az alapvető játékmenetbeli funkcióknak a működését.</text:p>
      <text:h text:style-name="P47" text:outline-level="2">Új játék kezdés</text:h>
      <text:h text:style-name="P54" text:outline-level="3">Elvárt viselkedés:</text:h>
      <text:p text:style-name="P14">A programablak nézete átvált a játéktérre. A játéktér a kiértékelés alapján előállított pályát, a módosítandó kódot és a funkciógombokat tartalmazza.</text:p>
      <text:h text:style-name="P61" text:outline-level="3">Valódi viselkedés:</text:h>
      <text:p text:style-name="P15"><text:span text:style-name="T9">Egy felugró ablak jelenik meg ismertetve a funkciót, amit tovább lehet nyomni. Ezután</text:span> játéktér betöltődik az összes elemével együtt. Fókusz nem a megfelelő elemen van, így az inputot nem érzékeli egyből. <text:s/>A kód nem szerkeszthető.</text:p>
      <text:h text:style-name="P61" text:outline-level="3">Eredmény:</text:h>
      <text:p text:style-name="P15">Kielégítő. A funkció működik, a fellépő hibák nem gátolják végérvényesen a használatot.</text:p>
      <text:h text:style-name="P48" text:outline-level="2">Betöltés</text:h>
      <text:h text:style-name="P55" text:outline-level="3">Elvárt viselkedés:</text:h>
      <text:p text:style-name="P16">Létező mentés esetén új játék kezdődik a mentett sorszámú pályán. Ennek menete az új játék funkcióval megegyező. Nem létező <text:span text:style-name="T9">mentés esetén felugró ablak figyelmeztet.</text:span></text:p>
      <text:h text:style-name="P61" text:outline-level="3">Valódi viselkedés:</text:h>
      <text:p text:style-name="P17">Nem létező mentés esetén van figyelmeztetés. Mentést a teszt pillanatában nem lehet létrehozni, így a tényleges betöltés nem tesztelhető.</text:p>
      <text:h text:style-name="P61" text:outline-level="3">Eredmény:</text:h>
      <text:p text:style-name="P18">Nem működik. A mentés nincs implementálva, így a betöltés nem tesztelhető érdemben.</text:p>
      <text:h text:style-name="P49" text:outline-level="2">Be<text:span text:style-name="T10">állítások</text:span></text:h>
      <text:h text:style-name="P56" text:outline-level="3">Elvárt viselkedés:</text:h>
      <text:p text:style-name="P21">Nézet átvált a beállítás menübe, ahol különböző globális és játékmenetbeli dolgokat lehet módosítani. Értékek módosításakor a változás életbe lép.</text:p>
      <text:h text:style-name="P62" text:outline-level="3"><text:soft-page-break/>Valódi viselkedés:</text:h>
      <text:p text:style-name="P21">Felugró ablak értesít a funkcióról.</text:p>
      <text:h text:style-name="P62" text:outline-level="3">Eredmény:</text:h>
      <text:p text:style-name="P19">Nem működik. A <text:span text:style-name="T11">beállító menü</text:span> nincs implementálva.</text:p>
      <text:h text:style-name="P50" text:outline-level="2">Súgó</text:h>
      <text:h text:style-name="P57" text:outline-level="3">Elvárt viselkedés:</text:h>
      <text:p text:style-name="P22">Nézet átvált a <text:span text:style-name="T12">súgó ablakba</text:span>, ahol <text:span text:style-name="T13">a játék rövid leírása és az irányításhoz szükséges gombok felsorolása szerepel.</text:span></text:p>
      <text:h text:style-name="P63" text:outline-level="3">Valódi viselkedés:</text:h>
      <text:p text:style-name="P22">Felugró ablak értesít a funkcióról.</text:p>
      <text:h text:style-name="P63" text:outline-level="3">Eredmény:</text:h>
      <text:p text:style-name="P20">Nem működik. A <text:span text:style-name="T11">beállító menü</text:span> nincs implementálva.</text:p>
      <text:h text:style-name="P51" text:outline-level="2">Kilépés</text:h>
      <text:h text:style-name="P58" text:outline-level="3">Elvárt viselkedés:</text:h>
      <text:p text:style-name="P23">Felugró ablak jelenik meg, ahol a kilépési szándékot lehet megerősíteni. Ha az igen gombra nyomunk, a főablak bezáródik. Ellenkező esetben visszatérünk a főmenübe.</text:p>
      <text:h text:style-name="P64" text:outline-level="3">Valódi viselkedés:</text:h>
      <text:p text:style-name="P24">Megegyezik az elvárt viselkedéssel.</text:p>
      <text:h text:style-name="P64" text:outline-level="3">Eredmény:</text:h>
      <text:p text:style-name="P24">Sikeres.</text:p>
      <text:h text:style-name="P52" text:outline-level="2">K<text:span text:style-name="T14">ód kiértékelés</text:span></text:h>
      <text:h text:style-name="P59" text:outline-level="3">Elvárt viselkedés:</text:h>
      <text:p text:style-name="P37">Helyes kód esetén fusson le a kód és az eredmény jelenjen meg a pályán. Hibás kód esetén jelenjen meg a trace.</text:p>
      <text:h text:style-name="P65" text:outline-level="3">Valódi viselkedés:</text:h>
      <text:p text:style-name="P36">Megegyezik az elvárt viselkedéssel.</text:p>
      <text:h text:style-name="P65" text:outline-level="3"><text:soft-page-break/>Eredmény:</text:h>
      <text:p text:style-name="P36">Sikeres.</text:p>
      <text:h text:style-name="P53" text:outline-level="2">K<text:span text:style-name="T14">ódszerkesztés</text:span></text:h>
      <text:h text:style-name="P60" text:outline-level="3">Elvárt viselkedés:</text:h>
      <text:p text:style-name="P38"><text:s/>A kód pályát létrehozó rész<text:span text:style-name="T15">e</text:span> alap esetben szerkeszthető, <text:span text:style-name="T15">ellenkező esetben a letiltott blokkokat elszínezett háttérrel jelzi a program.</text:span></text:p>
      <text:h text:style-name="P66" text:outline-level="3">Valódi viselkedés:</text:h>
      <text:p text:style-name="P39">Ellenkező teljesül, a jelzett kódrészlet szerkeszthető, a több pedig nem.</text:p>
      <text:h text:style-name="P66" text:outline-level="3">Eredmény:</text:h>
      <text:p text:style-name="P40">A funkció mű<text:span text:style-name="T16">kö</text:span>dik, de hibás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07:09:46.250009657</meta:creation-date>
    <dc:date>2014-12-03T23:51:30.860399113</dc:date>
    <meta:editing-duration>PT7H45M6S</meta:editing-duration>
    <meta:editing-cycles>68</meta:editing-cycles>
    <meta:generator>LibreOffice/4.3.4.1$Linux_X86_64 LibreOffice_project/430m0$Build-1</meta:generator>
    <meta:document-statistic meta:table-count="0" meta:image-count="0" meta:object-count="0" meta:page-count="5" meta:paragraph-count="86" meta:word-count="763" meta:character-count="5695" meta:non-whitespace-character-count="5036"/>
  </office:meta>
</office:document-meta>
</file>